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0.952cm" fo:min-width="0.7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56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28cm" fo:min-width="0.27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0.8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0.4cm"/>
    </style:style>
    <style:style style:name="gr9" style:family="graphic" style:parent-style-name="objectwithoutfill">
      <style:graphic-properties svg:stroke-width="0.018cm" svg:stroke-color="#0000ff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4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358cm"/>
    </style:style>
    <style:style style:name="gr12" style:family="graphic" style:parent-style-name="objectwithoutfill">
      <style:graphic-properties svg:stroke-width="0.018cm" svg:stroke-color="#ff0066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2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5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4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8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0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5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2.102cm"/>
    </style:style>
    <style:style style:name="gr21" style:family="graphic" style:parent-style-name="objectwithoutfill">
      <style:graphic-properties draw:stroke="dash" draw:stroke-dash="Dashed_20__28_var_29_" svg:stroke-width="0.018cm" svg:stroke-color="#00990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7cm" fo:min-width="2.1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2.1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256cm"/>
    </style:style>
    <style:style style:name="P1" style:family="paragraph">
      <loext:graphic-properties draw:fill-color="#00ccff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color="#009900" fo:font-size="10pt" fo:font-style="italic" fo:font-weight="bold" style:font-size-asian="12pt" style:font-size-complex="12pt"/>
    </style:style>
    <style:style style:name="P9" style:family="paragraph">
      <loext:graphic-properties draw:fill="none" draw:fill-color="#ffffff"/>
      <style:text-properties fo:font-size="10.5pt"/>
    </style:style>
    <style:style style:name="P10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9900" fo:font-size="10pt" fo:font-style="italic" fo:font-weight="bold" style:font-size-asian="12pt" style:font-size-complex="12pt"/>
    </style:style>
    <style:style style:name="T5" style:family="text">
      <style:text-properties fo:color="#009900" style:text-position="-33% 58%" fo:font-size="10pt" fo:font-style="italic" fo:font-weight="bold" style:font-size-asian="12pt" style:font-size-complex="12pt"/>
    </style:style>
    <style:style style:name="T6" style:family="text">
      <style:text-properties fo:font-size="10.5pt"/>
    </style:style>
    <style:style style:name="T7" style:family="text">
      <style:text-properties style:text-position="-33% 58%" fo:font-size="10.5pt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fo:color="#ff3333" style:text-position="0% 100%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style:text-position="0% 100%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text-position="-33% 58%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7cm" svg:x="8.4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8.366cm 5.7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8.833cm 5.46cm)">
          <draw:text-box>
            <text:p><text:span text:style-name="T1">A</text:span></text:p>
          </draw:text-box>
        </draw:frame>
        <draw:frame draw:style-name="gr4" draw:text-style-name="P2" draw:layer="layout" svg:width="0.756cm" svg:height="0.641cm" draw:transform="rotate (-0.716457657943672) translate (9.489cm 5.341cm)">
          <draw:text-box>
            <text:p><text:span text:style-name="T1">C</text:span></text:p>
          </draw:text-box>
        </draw:frame>
        <draw:custom-shape draw:style-name="gr1" draw:text-style-name="P1" xml:id="id4" draw:id="id4" draw:layer="layout" svg:width="1.7cm" svg:height="1.7cm" svg:x="16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16.266cm 3.5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16.733cm 3.26cm)">
          <draw:text-box>
            <text:p><text:span text:style-name="T1">A</text:span></text:p>
          </draw:text-box>
        </draw:frame>
        <draw:frame draw:style-name="gr4" draw:text-style-name="P2" draw:layer="layout" svg:width="0.756cm" svg:height="0.641cm" draw:transform="rotate (-0.716457657943672) translate (17.389cm 3.141cm)">
          <draw:text-box>
            <text:p><text:span text:style-name="T1">C</text:span></text:p>
          </draw:text-box>
        </draw:frame>
        <draw:custom-shape draw:style-name="gr1" draw:text-style-name="P1" xml:id="id3" draw:id="id3" draw:layer="layout" svg:width="1.7cm" svg:height="1.7cm" svg:x="12.3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12.266cm 5.5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12.733cm 5.26cm)">
          <draw:text-box>
            <text:p><text:span text:style-name="T1">A</text:span></text:p>
          </draw:text-box>
        </draw:frame>
        <draw:frame draw:style-name="gr4" draw:text-style-name="P2" draw:layer="layout" svg:width="0.756cm" svg:height="0.641cm" draw:transform="rotate (-0.716457657943672) translate (13.389cm 5.141cm)">
          <draw:text-box>
            <text:p><text:span text:style-name="T1">C</text:span></text:p>
          </draw:text-box>
        </draw:frame>
        <draw:custom-shape draw:style-name="gr5" draw:text-style-name="P3" draw:layer="layout" svg:width="1.1cm" svg:height="1.1cm" svg:x="8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1.1cm" svg:height="1.1cm" svg:x="12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1.1cm" svg:height="1.1cm" svg:x="16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cm" svg:height="1.1cm" svg:x="9.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cm" svg:height="1.1cm" svg:x="12.4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cm" svg:height="1.1cm" svg:x="6.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7cm" svg:height="0.6cm" svg:x="3.6cm" svg:y="8.2cm">
          <text:p text:style-name="P4"><text:span text:style-name="T2">Sink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3cm" svg:height="1.1cm" svg:x="3.8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cm" svg:height="0.7cm" svg:x="4cm" svg:y="7.3cm">
          <text:p/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6.761cm" svg:y1="4.639cm" svg:x2="13.7cm" svg:y2="6.25cm" draw:start-shape="id1" draw:start-glue-point="7" draw:end-shape="id2" draw:end-glue-point="10" svg:d="M16761 4639l-3061 1611" svg:viewBox="0 0 3062 1612">
          <text:p/>
        </draw:connector>
        <draw:line draw:style-name="gr9" draw:text-style-name="P6" draw:layer="layout" svg:x1="14.8cm" svg:y1="7.748cm" svg:x2="17cm" svg:y2="7.748cm">
          <text:p/>
        </draw:line>
        <draw:frame draw:style-name="gr10" draw:text-style-name="P7" draw:layer="layout" svg:width="2.915cm" svg:height="0.721cm" svg:x="16.885cm" svg:y="7.4cm">
          <draw:text-box>
            <text:p><text:span text:style-name="T3">Routing path</text:span></text:p>
          </draw:text-box>
        </draw:frame>
        <draw:frame draw:style-name="gr11" draw:text-style-name="P7" draw:layer="layout" svg:width="0.858cm" svg:height="0.822cm" svg:x="15.1cm" svg:y="5.3cm">
          <draw:text-box>
            <text:p><text:span text:style-name="T3">δ </text:span></text:p>
          </draw:text-box>
        </draw:frame>
        <draw:connector draw:style-name="gr12" draw:text-style-name="P6" draw:layer="layout" draw:type="curve" svg:x1="13.15cm" svg:y1="5.4cm" svg:x2="16.3cm" svg:y2="4.25cm" draw:start-shape="id3" draw:start-glue-point="4" draw:end-shape="id4" svg:d="M13150 5400c0-767 1050-1150 3150-1150" svg:viewBox="0 0 3151 1151">
          <text:p/>
        </draw:connector>
        <draw:frame draw:style-name="gr13" draw:text-style-name="P7" draw:layer="layout" svg:width="0.777cm" svg:height="0.822cm" svg:x="14.123cm" svg:y="4.2cm">
          <draw:text-box>
            <text:p><text:span text:style-name="T3">φ</text:span></text:p>
          </draw:text-box>
        </draw:frame>
        <draw:frame draw:style-name="gr14" draw:text-style-name="P8" draw:layer="layout" svg:width="1.095cm" svg:height="0.822cm" svg:x="12.123cm" svg:y="6.1cm">
          <draw:text-box>
            <text:p><text:span text:style-name="T4">t</text:span><text:span text:style-name="T5">send</text:span></text:p>
          </draw:text-box>
        </draw:frame>
        <draw:frame draw:style-name="gr14" draw:text-style-name="P8" draw:layer="layout" svg:width="1.095cm" svg:height="0.822cm" svg:x="16.405cm" svg:y="4.478cm">
          <draw:text-box>
            <text:p><text:span text:style-name="T4">t</text:span><text:span text:style-name="T5">send</text:span></text:p>
          </draw:text-box>
        </draw:frame>
        <draw:frame draw:style-name="gr15" draw:text-style-name="P8" draw:layer="layout" svg:width="0.964cm" svg:height="0.822cm" svg:x="15.6cm" svg:y="3.5cm">
          <draw:text-box>
            <text:p><text:span text:style-name="T4">t</text:span><text:span text:style-name="T5">ack</text:span></text:p>
          </draw:text-box>
        </draw:frame>
        <draw:line draw:style-name="gr12" draw:text-style-name="P6" draw:layer="layout" svg:x1="14.8cm" svg:y1="8.4cm" svg:x2="17cm" svg:y2="8.4cm">
          <text:p/>
        </draw:line>
        <draw:frame draw:style-name="gr16" draw:text-style-name="P7" draw:layer="layout" svg:width="3.364cm" svg:height="0.721cm" svg:x="16.886cm" svg:y="8.101cm">
          <draw:text-box>
            <text:p><text:span text:style-name="T3">Hop to hop ack</text:span></text:p>
          </draw:text-box>
        </draw:frame>
        <draw:frame draw:style-name="gr14" draw:text-style-name="P8" draw:layer="layout" svg:width="1.095cm" svg:height="0.822cm" svg:x="14.724cm" svg:y="8.8cm">
          <draw:text-box>
            <text:p><text:span text:style-name="T4">t</text:span><text:span text:style-name="T5">send</text:span></text:p>
          </draw:text-box>
        </draw:frame>
        <draw:frame draw:style-name="gr17" draw:text-style-name="P7" draw:layer="layout" svg:width="3.571cm" svg:height="0.721cm" svg:x="16.886cm" svg:y="8.802cm">
          <draw:text-box>
            <text:p><text:span text:style-name="T3">Forwarding date</text:span></text:p>
          </draw:text-box>
        </draw:frame>
        <draw:frame draw:style-name="gr15" draw:text-style-name="P8" draw:layer="layout" svg:width="0.964cm" svg:height="0.822cm" svg:x="14.725cm" svg:y="9.4cm">
          <draw:text-box>
            <text:p><text:span text:style-name="T4">t</text:span><text:span text:style-name="T5">ack</text:span></text:p>
          </draw:text-box>
        </draw:frame>
        <draw:frame draw:style-name="gr18" draw:text-style-name="P7" draw:layer="layout" svg:width="4.024cm" svg:height="0.721cm" svg:x="16.887cm" svg:y="9.402cm">
          <draw:text-box>
            <text:p><text:span text:style-name="T3">Ack reception date</text:span></text:p>
          </draw:text-box>
        </draw:frame>
        <draw:frame draw:style-name="gr19" draw:text-style-name="P9" draw:layer="layout" svg:width="1.231cm" svg:height="0.747cm" svg:x="18.1cm" svg:y="3.7cm">
          <draw:text-box>
            <text:p><text:span text:style-name="T6">hop</text:span><text:span text:style-name="T7">1</text:span></text:p>
          </draw:text-box>
        </draw:frame>
        <draw:frame draw:style-name="gr19" draw:text-style-name="P9" draw:layer="layout" svg:width="1.231cm" svg:height="0.747cm" svg:x="12.401cm" svg:y="7.001cm">
          <draw:text-box>
            <text:p><text:span text:style-name="T6">hop</text:span><text:span text:style-name="T7">2</text:span></text:p>
          </draw:text-box>
        </draw:frame>
        <draw:frame draw:style-name="gr19" draw:text-style-name="P9" draw:layer="layout" svg:width="1.231cm" svg:height="0.747cm" svg:x="8.702cm" svg:y="7.302cm">
          <draw:text-box>
            <text:p><text:span text:style-name="T6">hop</text:span><text:span text:style-name="T7">3</text:span></text:p>
          </draw:text-box>
        </draw:frame>
        <draw:frame draw:style-name="gr19" draw:text-style-name="P9" draw:layer="layout" svg:width="1.231cm" svg:height="0.747cm" svg:x="5.303cm" svg:y="8.203cm">
          <draw:text-box>
            <text:p><text:span text:style-name="T6">hop</text:span><text:span text:style-name="T7">4</text:span></text:p>
          </draw:text-box>
        </draw:frame>
        <draw:frame draw:style-name="gr20" draw:text-style-name="P10" draw:layer="layout" svg:width="2.602cm" svg:height="1.107cm" svg:x="9.6cm" svg:y="9.4cm">
          <draw:text-box>
            <text:p>t=t<text:span text:style-name="T8">send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.7cm" svg:height="1.7cm" svg:x="8.4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8.366cm 5.7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8.833cm 5.46cm)">
          <draw:text-box>
            <text:p><text:span text:style-name="T1">A</text:span></text:p>
          </draw:text-box>
        </draw:frame>
        <draw:frame draw:style-name="gr4" draw:text-style-name="P2" draw:layer="layout" svg:width="0.756cm" svg:height="0.641cm" draw:transform="rotate (-0.716457657943672) translate (9.489cm 5.341cm)">
          <draw:text-box>
            <text:p><text:span text:style-name="T1">C</text:span></text:p>
          </draw:text-box>
        </draw:frame>
        <draw:custom-shape draw:style-name="gr1" draw:text-style-name="P1" xml:id="id10" draw:id="id10" draw:layer="layout" svg:width="1.7cm" svg:height="1.7cm" svg:x="16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16.266cm 3.5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16.733cm 3.26cm)">
          <draw:text-box>
            <text:p><text:span text:style-name="T1">A</text:span></text:p>
          </draw:text-box>
        </draw:frame>
        <draw:frame draw:style-name="gr4" draw:text-style-name="P2" draw:layer="layout" svg:width="0.756cm" svg:height="0.641cm" draw:transform="rotate (-0.716457657943672) translate (17.389cm 3.141cm)">
          <draw:text-box>
            <text:p><text:span text:style-name="T1">C</text:span></text:p>
          </draw:text-box>
        </draw:frame>
        <draw:custom-shape draw:style-name="gr1" draw:text-style-name="P1" xml:id="id9" draw:id="id9" draw:layer="layout" svg:width="1.7cm" svg:height="1.7cm" svg:x="12.3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12.266cm 5.5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12.733cm 5.26cm)">
          <draw:text-box>
            <text:p><text:span text:style-name="T1">A</text:span></text:p>
          </draw:text-box>
        </draw:frame>
        <draw:frame draw:style-name="gr4" draw:text-style-name="P2" draw:layer="layout" svg:width="0.756cm" svg:height="0.641cm" draw:transform="rotate (-0.716457657943672) translate (13.389cm 5.141cm)">
          <draw:text-box>
            <text:p><text:span text:style-name="T1">C</text:span></text:p>
          </draw:text-box>
        </draw:frame>
        <draw:custom-shape draw:style-name="gr5" draw:text-style-name="P3" xml:id="id7" draw:id="id7" draw:layer="layout" svg:width="1.1cm" svg:height="1.1cm" svg:x="8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1.1cm" svg:height="1.1cm" svg:x="12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1.1cm" svg:height="1.1cm" svg:x="16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cm" svg:height="1.1cm" svg:x="9.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cm" svg:height="1.1cm" svg:x="12.4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cm" svg:height="1.1cm" svg:x="6.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7cm" svg:height="0.6cm" svg:x="3.6cm" svg:y="8.2cm">
          <text:p text:style-name="P4"><text:span text:style-name="T2">Sink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8" draw:id="id8" draw:layer="layout" svg:width="1.3cm" svg:height="1.1cm" svg:x="3.8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cm" svg:height="0.7cm" svg:x="4cm" svg:y="7.3cm">
          <text:p/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6.761cm" svg:y1="4.639cm" svg:x2="13.7cm" svg:y2="6.25cm" draw:start-shape="id5" draw:start-glue-point="7" draw:end-shape="id6" draw:end-glue-point="10" svg:d="M16761 4639l-3061 1611" svg:viewBox="0 0 3062 1612">
          <text:p/>
        </draw:connector>
        <draw:connector draw:style-name="gr9" draw:text-style-name="P6" draw:layer="layout" draw:type="line" svg:x1="12.6cm" svg:y1="6.25cm" svg:x2="9.8cm" svg:y2="6.45cm" draw:start-shape="id6" draw:start-glue-point="6" draw:end-shape="id7" draw:end-glue-point="10" svg:d="M12600 6250l-2800 200" svg:viewBox="0 0 2801 201">
          <text:p/>
        </draw:connector>
        <draw:line draw:style-name="gr9" draw:text-style-name="P6" draw:layer="layout" svg:x1="14.8cm" svg:y1="7.748cm" svg:x2="17cm" svg:y2="7.748cm">
          <text:p/>
        </draw:line>
        <draw:frame draw:style-name="gr10" draw:text-style-name="P7" draw:layer="layout" svg:width="2.915cm" svg:height="0.721cm" svg:x="16.885cm" svg:y="7.4cm">
          <draw:text-box>
            <text:p><text:span text:style-name="T3">Routing path</text:span></text:p>
          </draw:text-box>
        </draw:frame>
        <draw:connector draw:style-name="gr21" draw:text-style-name="P6" draw:layer="layout" draw:type="curve" svg:x1="16.6cm" svg:y1="4.25cm" svg:x2="4.45cm" svg:y2="7.1cm" draw:start-shape="id5" draw:start-glue-point="6" draw:end-shape="id8" draw:end-glue-point="0" svg:d="M16600 4250c-8100 0-12150 950-12150 2850" svg:viewBox="0 0 12151 2851">
          <text:p/>
        </draw:connector>
        <draw:frame draw:style-name="gr11" draw:text-style-name="P7" draw:layer="layout" svg:width="0.858cm" svg:height="0.822cm" svg:x="15.1cm" svg:y="5.3cm">
          <draw:text-box>
            <text:p><text:span text:style-name="T3">δ </text:span></text:p>
          </draw:text-box>
        </draw:frame>
        <draw:frame draw:style-name="gr11" draw:text-style-name="P7" draw:layer="layout" svg:width="0.858cm" svg:height="0.822cm" svg:x="10.9cm" svg:y="6.2cm">
          <draw:text-box>
            <text:p><text:span text:style-name="T3">δ </text:span></text:p>
          </draw:text-box>
        </draw:frame>
        <draw:connector draw:style-name="gr12" draw:text-style-name="P6" draw:layer="layout" draw:type="curve" svg:x1="13.15cm" svg:y1="5.4cm" svg:x2="16.3cm" svg:y2="4.25cm" draw:start-shape="id9" draw:start-glue-point="4" draw:end-shape="id10" svg:d="M13150 5400c0-767 1050-1150 3150-1150" svg:viewBox="0 0 3151 1151">
          <text:p/>
        </draw:connector>
        <draw:frame draw:style-name="gr13" draw:text-style-name="P7" draw:layer="layout" svg:width="0.777cm" svg:height="0.822cm" svg:x="14.123cm" svg:y="4.2cm">
          <draw:text-box>
            <text:p><text:span text:style-name="T3">φ</text:span></text:p>
          </draw:text-box>
        </draw:frame>
        <draw:frame draw:style-name="gr14" draw:text-style-name="P8" draw:layer="layout" svg:width="1.095cm" svg:height="0.822cm" svg:x="12.123cm" svg:y="6.1cm">
          <draw:text-box>
            <text:p><text:span text:style-name="T4">t</text:span><text:span text:style-name="T5">send</text:span></text:p>
          </draw:text-box>
        </draw:frame>
        <draw:frame draw:style-name="gr14" draw:text-style-name="P8" draw:layer="layout" svg:width="1.095cm" svg:height="0.822cm" svg:x="16.405cm" svg:y="4.478cm">
          <draw:text-box>
            <text:p><text:span text:style-name="T4">t</text:span><text:span text:style-name="T5">send</text:span></text:p>
          </draw:text-box>
        </draw:frame>
        <draw:frame draw:style-name="gr15" draw:text-style-name="P8" draw:layer="layout" svg:width="0.964cm" svg:height="0.822cm" svg:x="15.6cm" svg:y="3.5cm">
          <draw:text-box>
            <text:p><text:span text:style-name="T4">t</text:span><text:span text:style-name="T5">ack</text:span></text:p>
          </draw:text-box>
        </draw:frame>
        <draw:line draw:style-name="gr12" draw:text-style-name="P6" draw:layer="layout" svg:x1="14.8cm" svg:y1="8.4cm" svg:x2="17cm" svg:y2="8.4cm">
          <text:p/>
        </draw:line>
        <draw:frame draw:style-name="gr16" draw:text-style-name="P7" draw:layer="layout" svg:width="3.364cm" svg:height="0.721cm" svg:x="16.886cm" svg:y="8.101cm">
          <draw:text-box>
            <text:p><text:span text:style-name="T3">Hop to hop ack</text:span></text:p>
          </draw:text-box>
        </draw:frame>
        <draw:frame draw:style-name="gr14" draw:text-style-name="P8" draw:layer="layout" svg:width="1.095cm" svg:height="0.822cm" svg:x="14.724cm" svg:y="8.8cm">
          <draw:text-box>
            <text:p><text:span text:style-name="T4">t</text:span><text:span text:style-name="T5">send</text:span></text:p>
          </draw:text-box>
        </draw:frame>
        <draw:frame draw:style-name="gr17" draw:text-style-name="P7" draw:layer="layout" svg:width="3.571cm" svg:height="0.721cm" svg:x="16.886cm" svg:y="8.802cm">
          <draw:text-box>
            <text:p><text:span text:style-name="T3">Forwarding date</text:span></text:p>
          </draw:text-box>
        </draw:frame>
        <draw:frame draw:style-name="gr15" draw:text-style-name="P8" draw:layer="layout" svg:width="0.964cm" svg:height="0.822cm" svg:x="14.725cm" svg:y="9.4cm">
          <draw:text-box>
            <text:p><text:span text:style-name="T4">t</text:span><text:span text:style-name="T5">ack</text:span></text:p>
          </draw:text-box>
        </draw:frame>
        <draw:frame draw:style-name="gr18" draw:text-style-name="P7" draw:layer="layout" svg:width="4.024cm" svg:height="0.721cm" svg:x="16.887cm" svg:y="9.402cm">
          <draw:text-box>
            <text:p><text:span text:style-name="T3">Ack reception date</text:span></text:p>
          </draw:text-box>
        </draw:frame>
        <draw:frame draw:style-name="gr19" draw:text-style-name="P9" draw:layer="layout" svg:width="1.231cm" svg:height="0.747cm" svg:x="18.1cm" svg:y="3.7cm">
          <draw:text-box>
            <text:p><text:span text:style-name="T6">hop</text:span><text:span text:style-name="T7">1</text:span></text:p>
          </draw:text-box>
        </draw:frame>
        <draw:frame draw:style-name="gr19" draw:text-style-name="P9" draw:layer="layout" svg:width="1.231cm" svg:height="0.747cm" svg:x="12.401cm" svg:y="7.001cm">
          <draw:text-box>
            <text:p><text:span text:style-name="T6">hop</text:span><text:span text:style-name="T7">2</text:span></text:p>
          </draw:text-box>
        </draw:frame>
        <draw:frame draw:style-name="gr19" draw:text-style-name="P9" draw:layer="layout" svg:width="1.231cm" svg:height="0.747cm" svg:x="8.702cm" svg:y="7.302cm">
          <draw:text-box>
            <text:p><text:span text:style-name="T6">hop</text:span><text:span text:style-name="T7">3</text:span></text:p>
          </draw:text-box>
        </draw:frame>
        <draw:frame draw:style-name="gr19" draw:text-style-name="P9" draw:layer="layout" svg:width="1.231cm" svg:height="0.747cm" svg:x="5.303cm" svg:y="8.203cm">
          <draw:text-box>
            <text:p><text:span text:style-name="T6">hop</text:span><text:span text:style-name="T7">4</text:span></text:p>
          </draw:text-box>
        </draw:frame>
        <draw:frame draw:style-name="gr22" draw:text-style-name="P10" draw:layer="layout" svg:width="3.3cm" svg:height="1.577cm" svg:x="9.6cm" svg:y="9.401cm">
          <draw:text-box>
            <text:p>t=t<text:span text:style-name="T8">send</text:span><text:span text:style-name="T9">+</text:span><text:span text:style-name="T10">δ</text:span></text:p>
          </draw:text-box>
        </draw:frame>
      </draw:page>
      <draw:page draw:name="page3" draw:style-name="dp1" draw:master-page-name="Default">
        <draw:custom-shape draw:style-name="gr1" draw:text-style-name="P1" xml:id="id15" draw:id="id15" draw:layer="layout" svg:width="1.7cm" svg:height="1.7cm" svg:x="8.4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8.366cm 5.7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8.833cm 5.46cm)">
          <draw:text-box>
            <text:p><text:span text:style-name="T1">A</text:span></text:p>
          </draw:text-box>
        </draw:frame>
        <draw:frame draw:style-name="gr4" draw:text-style-name="P2" draw:layer="layout" svg:width="0.756cm" svg:height="0.641cm" draw:transform="rotate (-0.716457657943672) translate (9.489cm 5.341cm)">
          <draw:text-box>
            <text:p><text:span text:style-name="T1">C</text:span></text:p>
          </draw:text-box>
        </draw:frame>
        <draw:custom-shape draw:style-name="gr1" draw:text-style-name="P1" xml:id="id17" draw:id="id17" draw:layer="layout" svg:width="1.7cm" svg:height="1.7cm" svg:x="16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16.266cm 3.5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16.733cm 3.26cm)">
          <draw:text-box>
            <text:p><text:span text:style-name="T1">A</text:span></text:p>
          </draw:text-box>
        </draw:frame>
        <draw:frame draw:style-name="gr4" draw:text-style-name="P2" draw:layer="layout" svg:width="0.756cm" svg:height="0.641cm" draw:transform="rotate (-0.716457657943672) translate (17.389cm 3.141cm)">
          <draw:text-box>
            <text:p><text:span text:style-name="T1">C</text:span></text:p>
          </draw:text-box>
        </draw:frame>
        <draw:custom-shape draw:style-name="gr1" draw:text-style-name="P1" xml:id="id16" draw:id="id16" draw:layer="layout" svg:width="1.7cm" svg:height="1.7cm" svg:x="12.3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12.266cm 5.5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12.733cm 5.26cm)">
          <draw:text-box>
            <text:p><text:span text:style-name="T1">A</text:span></text:p>
          </draw:text-box>
        </draw:frame>
        <draw:frame draw:style-name="gr4" draw:text-style-name="P2" draw:layer="layout" svg:width="0.756cm" svg:height="0.641cm" draw:transform="rotate (-0.716457657943672) translate (13.389cm 5.141cm)">
          <draw:text-box>
            <text:p><text:span text:style-name="T1">C</text:span></text:p>
          </draw:text-box>
        </draw:frame>
        <draw:custom-shape draw:style-name="gr5" draw:text-style-name="P3" xml:id="id13" draw:id="id13" draw:layer="layout" svg:width="1.1cm" svg:height="1.1cm" svg:x="8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1.1cm" svg:height="1.1cm" svg:x="12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1.1cm" svg:height="1.1cm" svg:x="16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cm" svg:height="1.1cm" svg:x="9.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cm" svg:height="1.1cm" svg:x="12.4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cm" svg:height="1.1cm" svg:x="6.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7cm" svg:height="0.6cm" svg:x="3.6cm" svg:y="8.2cm">
          <text:p text:style-name="P4"><text:span text:style-name="T2">Sink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4" draw:id="id14" draw:layer="layout" svg:width="1.3cm" svg:height="1.1cm" svg:x="3.8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cm" svg:height="0.7cm" svg:x="4cm" svg:y="7.3cm">
          <text:p/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6.761cm" svg:y1="4.639cm" svg:x2="13.7cm" svg:y2="6.25cm" draw:start-shape="id11" draw:start-glue-point="7" draw:end-shape="id12" draw:end-glue-point="10" svg:d="M16761 4639l-3061 1611" svg:viewBox="0 0 3062 1612">
          <text:p/>
        </draw:connector>
        <draw:connector draw:style-name="gr9" draw:text-style-name="P6" draw:layer="layout" draw:type="line" svg:x1="12.6cm" svg:y1="6.25cm" svg:x2="9.8cm" svg:y2="6.45cm" draw:start-shape="id12" draw:start-glue-point="6" draw:end-shape="id13" draw:end-glue-point="10" svg:d="M12600 6250l-2800 200" svg:viewBox="0 0 2801 201">
          <text:p/>
        </draw:connector>
        <draw:line draw:style-name="gr9" draw:text-style-name="P6" draw:layer="layout" svg:x1="14.8cm" svg:y1="7.748cm" svg:x2="17cm" svg:y2="7.748cm">
          <text:p/>
        </draw:line>
        <draw:frame draw:style-name="gr10" draw:text-style-name="P7" draw:layer="layout" svg:width="2.915cm" svg:height="0.721cm" svg:x="16.885cm" svg:y="7.4cm">
          <draw:text-box>
            <text:p><text:span text:style-name="T3">Routing path</text:span></text:p>
          </draw:text-box>
        </draw:frame>
        <draw:connector draw:style-name="gr21" draw:text-style-name="P6" draw:layer="layout" draw:type="curve" svg:x1="16.6cm" svg:y1="4.25cm" svg:x2="4.45cm" svg:y2="7.1cm" draw:start-shape="id11" draw:start-glue-point="6" draw:end-shape="id14" draw:end-glue-point="0" svg:d="M16600 4250c-8100 0-12150 950-12150 2850" svg:viewBox="0 0 12151 2851">
          <text:p/>
        </draw:connector>
        <draw:frame draw:style-name="gr11" draw:text-style-name="P7" draw:layer="layout" svg:width="0.858cm" svg:height="0.822cm" svg:x="15.1cm" svg:y="5.3cm">
          <draw:text-box>
            <text:p><text:span text:style-name="T3">δ </text:span></text:p>
          </draw:text-box>
        </draw:frame>
        <draw:frame draw:style-name="gr11" draw:text-style-name="P7" draw:layer="layout" svg:width="0.858cm" svg:height="0.822cm" svg:x="10.9cm" svg:y="6.2cm">
          <draw:text-box>
            <text:p><text:span text:style-name="T3">δ </text:span></text:p>
          </draw:text-box>
        </draw:frame>
        <draw:connector draw:style-name="gr12" draw:text-style-name="P6" draw:layer="layout" draw:type="curve" svg:x1="9.25cm" svg:y1="5.6cm" svg:x2="13.15cm" svg:y2="5.4cm" draw:start-shape="id15" draw:start-glue-point="4" draw:end-shape="id16" draw:end-glue-point="4" svg:d="M9250 5600c0-1051 3900-951 3900-200" svg:viewBox="0 0 3901 777">
          <text:p/>
        </draw:connector>
        <draw:frame draw:style-name="gr13" draw:text-style-name="P7" draw:layer="layout" svg:width="0.777cm" svg:height="0.822cm" svg:x="10.542cm" svg:y="4.6cm">
          <draw:text-box>
            <text:p><text:span text:style-name="T3">φ</text:span></text:p>
          </draw:text-box>
        </draw:frame>
        <draw:connector draw:style-name="gr12" draw:text-style-name="P6" draw:layer="layout" draw:type="curve" svg:x1="13.15cm" svg:y1="5.4cm" svg:x2="16.3cm" svg:y2="4.25cm" draw:start-shape="id16" draw:start-glue-point="4" draw:end-shape="id17" svg:d="M13150 5400c0-767 1050-1150 3150-1150" svg:viewBox="0 0 3151 1151">
          <text:p/>
        </draw:connector>
        <draw:frame draw:style-name="gr13" draw:text-style-name="P7" draw:layer="layout" svg:width="0.777cm" svg:height="0.822cm" svg:x="14.123cm" svg:y="4.2cm">
          <draw:text-box>
            <text:p><text:span text:style-name="T3">φ</text:span></text:p>
          </draw:text-box>
        </draw:frame>
        <draw:frame draw:style-name="gr14" draw:text-style-name="P8" draw:layer="layout" svg:width="1.095cm" svg:height="0.822cm" svg:x="12.123cm" svg:y="6.1cm">
          <draw:text-box>
            <text:p><text:span text:style-name="T4">t</text:span><text:span text:style-name="T5">send</text:span></text:p>
          </draw:text-box>
        </draw:frame>
        <draw:frame draw:style-name="gr15" draw:text-style-name="P8" draw:layer="layout" svg:width="0.964cm" svg:height="0.822cm" svg:x="12.023cm" svg:y="4.9cm">
          <draw:text-box>
            <text:p><text:span text:style-name="T4">t</text:span><text:span text:style-name="T5">ack</text:span></text:p>
          </draw:text-box>
        </draw:frame>
        <draw:frame draw:style-name="gr14" draw:text-style-name="P8" draw:layer="layout" svg:width="1.095cm" svg:height="0.822cm" svg:x="16.405cm" svg:y="4.478cm">
          <draw:text-box>
            <text:p><text:span text:style-name="T4">t</text:span><text:span text:style-name="T5">send</text:span></text:p>
          </draw:text-box>
        </draw:frame>
        <draw:frame draw:style-name="gr15" draw:text-style-name="P8" draw:layer="layout" svg:width="0.964cm" svg:height="0.822cm" svg:x="15.6cm" svg:y="3.5cm">
          <draw:text-box>
            <text:p><text:span text:style-name="T4">t</text:span><text:span text:style-name="T5">ack</text:span></text:p>
          </draw:text-box>
        </draw:frame>
        <draw:line draw:style-name="gr12" draw:text-style-name="P6" draw:layer="layout" svg:x1="14.8cm" svg:y1="8.4cm" svg:x2="17cm" svg:y2="8.4cm">
          <text:p/>
        </draw:line>
        <draw:frame draw:style-name="gr16" draw:text-style-name="P7" draw:layer="layout" svg:width="3.364cm" svg:height="0.721cm" svg:x="16.886cm" svg:y="8.101cm">
          <draw:text-box>
            <text:p><text:span text:style-name="T3">Hop to hop ack</text:span></text:p>
          </draw:text-box>
        </draw:frame>
        <draw:frame draw:style-name="gr14" draw:text-style-name="P8" draw:layer="layout" svg:width="1.095cm" svg:height="0.822cm" svg:x="14.724cm" svg:y="8.8cm">
          <draw:text-box>
            <text:p><text:span text:style-name="T4">t</text:span><text:span text:style-name="T5">send</text:span></text:p>
          </draw:text-box>
        </draw:frame>
        <draw:frame draw:style-name="gr17" draw:text-style-name="P7" draw:layer="layout" svg:width="3.571cm" svg:height="0.721cm" svg:x="16.886cm" svg:y="8.802cm">
          <draw:text-box>
            <text:p><text:span text:style-name="T3">Forwarding date</text:span></text:p>
          </draw:text-box>
        </draw:frame>
        <draw:frame draw:style-name="gr15" draw:text-style-name="P8" draw:layer="layout" svg:width="0.964cm" svg:height="0.822cm" svg:x="14.725cm" svg:y="9.4cm">
          <draw:text-box>
            <text:p><text:span text:style-name="T4">t</text:span><text:span text:style-name="T5">ack</text:span></text:p>
          </draw:text-box>
        </draw:frame>
        <draw:frame draw:style-name="gr18" draw:text-style-name="P7" draw:layer="layout" svg:width="4.024cm" svg:height="0.721cm" svg:x="16.887cm" svg:y="9.402cm">
          <draw:text-box>
            <text:p><text:span text:style-name="T3">Ack reception date</text:span></text:p>
          </draw:text-box>
        </draw:frame>
        <draw:frame draw:style-name="gr19" draw:text-style-name="P9" draw:layer="layout" svg:width="1.231cm" svg:height="0.747cm" svg:x="18.1cm" svg:y="3.7cm">
          <draw:text-box>
            <text:p><text:span text:style-name="T6">hop</text:span><text:span text:style-name="T7">1</text:span></text:p>
          </draw:text-box>
        </draw:frame>
        <draw:frame draw:style-name="gr19" draw:text-style-name="P9" draw:layer="layout" svg:width="1.231cm" svg:height="0.747cm" svg:x="12.401cm" svg:y="7.001cm">
          <draw:text-box>
            <text:p><text:span text:style-name="T6">hop</text:span><text:span text:style-name="T7">2</text:span></text:p>
          </draw:text-box>
        </draw:frame>
        <draw:frame draw:style-name="gr19" draw:text-style-name="P9" draw:layer="layout" svg:width="1.231cm" svg:height="0.747cm" svg:x="8.702cm" svg:y="7.302cm">
          <draw:text-box>
            <text:p><text:span text:style-name="T6">hop</text:span><text:span text:style-name="T7">3</text:span></text:p>
          </draw:text-box>
        </draw:frame>
        <draw:frame draw:style-name="gr19" draw:text-style-name="P9" draw:layer="layout" svg:width="1.231cm" svg:height="0.747cm" svg:x="5.303cm" svg:y="8.203cm">
          <draw:text-box>
            <text:p><text:span text:style-name="T6">hop</text:span><text:span text:style-name="T7">4</text:span></text:p>
          </draw:text-box>
        </draw:frame>
        <draw:frame draw:style-name="gr23" draw:text-style-name="P10" draw:layer="layout" svg:width="10.2cm" svg:height="1.963cm" svg:x="4.4cm" svg:y="9.402cm">
          <draw:text-box>
            <text:p>t=t<text:span text:style-name="T8">send</text:span><text:span text:style-name="T9">+</text:span><text:span text:style-name="T10">δ</text:span><text:span text:style-name="T11">+φ=t</text:span><text:span text:style-name="T12">ack</text:span><text:span text:style-name="T11"> Thus </text:span><text:span text:style-name="T10">δ</text:span><text:span text:style-name="T11">=t</text:span><text:span text:style-name="T12">ack</text:span><text:span text:style-name="T11">-t</text:span><text:span text:style-name="T12">send-</text:span><text:span text:style-name="T11">φ</text:span></text:p>
          </draw:text-box>
        </draw:frame>
      </draw:page>
      <draw:page draw:name="page4" draw:style-name="dp1" draw:master-page-name="Default">
        <draw:custom-shape draw:style-name="gr1" draw:text-style-name="P1" xml:id="id22" draw:id="id22" draw:layer="layout" svg:width="1.7cm" svg:height="1.7cm" svg:x="8.4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8.366cm 5.7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8.833cm 5.46cm)">
          <draw:text-box>
            <text:p><text:span text:style-name="T1">A</text:span></text:p>
          </draw:text-box>
        </draw:frame>
        <draw:frame draw:style-name="gr4" draw:text-style-name="P2" draw:layer="layout" svg:width="0.756cm" svg:height="0.641cm" draw:transform="rotate (-0.716457657943672) translate (9.489cm 5.341cm)">
          <draw:text-box>
            <text:p><text:span text:style-name="T1">C</text:span></text:p>
          </draw:text-box>
        </draw:frame>
        <draw:custom-shape draw:style-name="gr1" draw:text-style-name="P1" xml:id="id24" draw:id="id24" draw:layer="layout" svg:width="1.7cm" svg:height="1.7cm" svg:x="16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16.266cm 3.5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16.733cm 3.26cm)">
          <draw:text-box>
            <text:p><text:span text:style-name="T1">A</text:span></text:p>
          </draw:text-box>
        </draw:frame>
        <draw:frame draw:style-name="gr4" draw:text-style-name="P2" draw:layer="layout" svg:width="0.756cm" svg:height="0.641cm" draw:transform="rotate (-0.716457657943672) translate (17.389cm 3.141cm)">
          <draw:text-box>
            <text:p><text:span text:style-name="T1">C</text:span></text:p>
          </draw:text-box>
        </draw:frame>
        <draw:custom-shape draw:style-name="gr1" draw:text-style-name="P1" xml:id="id23" draw:id="id23" draw:layer="layout" svg:width="1.7cm" svg:height="1.7cm" svg:x="12.3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94cm" svg:height="0.641cm" draw:transform="rotate (0.523598775598299) translate (12.266cm 5.597cm)">
          <draw:text-box>
            <text:p><text:span text:style-name="T1">M</text:span></text:p>
          </draw:text-box>
        </draw:frame>
        <draw:frame draw:style-name="gr3" draw:text-style-name="P2" draw:layer="layout" svg:width="0.735cm" svg:height="0.641cm" draw:transform="rotate (0.0509636141582344) translate (12.733cm 5.26cm)">
          <draw:text-box>
            <text:p><text:span text:style-name="T1">A</text:span></text:p>
          </draw:text-box>
        </draw:frame>
        <draw:frame draw:style-name="gr4" draw:text-style-name="P2" draw:layer="layout" svg:width="0.756cm" svg:height="0.641cm" draw:transform="rotate (-0.716457657943672) translate (13.389cm 5.141cm)">
          <draw:text-box>
            <text:p><text:span text:style-name="T1">C</text:span></text:p>
          </draw:text-box>
        </draw:frame>
        <draw:custom-shape draw:style-name="gr5" draw:text-style-name="P3" xml:id="id20" draw:id="id20" draw:layer="layout" svg:width="1.1cm" svg:height="1.1cm" svg:x="8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9" draw:id="id19" draw:layer="layout" svg:width="1.1cm" svg:height="1.1cm" svg:x="12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8" draw:id="id18" draw:layer="layout" svg:width="1.1cm" svg:height="1.1cm" svg:x="16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cm" svg:height="1.1cm" svg:x="9.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cm" svg:height="1.1cm" svg:x="12.4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cm" svg:height="1.1cm" svg:x="6.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7cm" svg:height="0.6cm" svg:x="3.6cm" svg:y="8.2cm">
          <text:p text:style-name="P4"><text:span text:style-name="T2">Sink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1" draw:id="id21" draw:layer="layout" svg:width="1.3cm" svg:height="1.1cm" svg:x="3.8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cm" svg:height="0.7cm" svg:x="4cm" svg:y="7.3cm">
          <text:p/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6.761cm" svg:y1="4.639cm" svg:x2="13.7cm" svg:y2="6.25cm" draw:start-shape="id18" draw:start-glue-point="7" draw:end-shape="id19" draw:end-glue-point="10" svg:d="M16761 4639l-3061 1611" svg:viewBox="0 0 3062 1612">
          <text:p/>
        </draw:connector>
        <draw:connector draw:style-name="gr9" draw:text-style-name="P6" draw:layer="layout" draw:type="line" svg:x1="12.6cm" svg:y1="6.25cm" svg:x2="9.8cm" svg:y2="6.45cm" draw:start-shape="id19" draw:start-glue-point="6" draw:end-shape="id20" draw:end-glue-point="10" svg:d="M12600 6250l-2800 200" svg:viewBox="0 0 2801 201">
          <text:p/>
        </draw:connector>
        <draw:connector draw:style-name="gr9" draw:text-style-name="P6" draw:layer="layout" draw:type="line" svg:x1="8.7cm" svg:y1="6.45cm" svg:x2="5.1cm" svg:y2="7.65cm" draw:start-shape="id20" draw:start-glue-point="6" draw:end-shape="id21" draw:end-glue-point="1" svg:d="M8700 6450l-3600 1200" svg:viewBox="0 0 3601 1201">
          <text:p/>
        </draw:connector>
        <draw:line draw:style-name="gr9" draw:text-style-name="P6" draw:layer="layout" svg:x1="14.8cm" svg:y1="7.748cm" svg:x2="17cm" svg:y2="7.748cm">
          <text:p/>
        </draw:line>
        <draw:frame draw:style-name="gr10" draw:text-style-name="P7" draw:layer="layout" svg:width="2.915cm" svg:height="0.721cm" svg:x="16.885cm" svg:y="7.4cm">
          <draw:text-box>
            <text:p><text:span text:style-name="T3">Routing path</text:span></text:p>
          </draw:text-box>
        </draw:frame>
        <draw:connector draw:style-name="gr21" draw:text-style-name="P6" draw:layer="layout" draw:type="curve" svg:x1="16.6cm" svg:y1="4.25cm" svg:x2="4.45cm" svg:y2="7.1cm" draw:start-shape="id18" draw:start-glue-point="6" draw:end-shape="id21" draw:end-glue-point="0" svg:d="M16600 4250c-8100 0-12150 950-12150 2850" svg:viewBox="0 0 12151 2851">
          <text:p/>
        </draw:connector>
        <draw:frame draw:style-name="gr11" draw:text-style-name="P7" draw:layer="layout" svg:width="0.858cm" svg:height="0.822cm" svg:x="15.1cm" svg:y="5.3cm">
          <draw:text-box>
            <text:p><text:span text:style-name="T3">δ </text:span></text:p>
          </draw:text-box>
        </draw:frame>
        <draw:frame draw:style-name="gr11" draw:text-style-name="P7" draw:layer="layout" svg:width="0.858cm" svg:height="0.822cm" svg:x="10.9cm" svg:y="6.2cm">
          <draw:text-box>
            <text:p><text:span text:style-name="T3">δ </text:span></text:p>
          </draw:text-box>
        </draw:frame>
        <draw:frame draw:style-name="gr24" draw:text-style-name="P7" draw:layer="layout" svg:width="0.756cm" svg:height="0.822cm" svg:x="6.7cm" svg:y="7cm">
          <draw:text-box>
            <text:p><text:span text:style-name="T3">δ</text:span></text:p>
          </draw:text-box>
        </draw:frame>
        <draw:connector draw:style-name="gr12" draw:text-style-name="P6" draw:layer="layout" draw:type="curve" svg:x1="9.25cm" svg:y1="5.6cm" svg:x2="13.15cm" svg:y2="5.4cm" draw:start-shape="id22" draw:start-glue-point="4" draw:end-shape="id23" draw:end-glue-point="4" svg:d="M9250 5600c0-1051 3900-951 3900-200" svg:viewBox="0 0 3901 777">
          <text:p/>
        </draw:connector>
        <draw:frame draw:style-name="gr13" draw:text-style-name="P7" draw:layer="layout" svg:width="0.777cm" svg:height="0.822cm" svg:x="10.542cm" svg:y="4.6cm">
          <draw:text-box>
            <text:p><text:span text:style-name="T3">φ</text:span></text:p>
          </draw:text-box>
        </draw:frame>
        <draw:connector draw:style-name="gr12" draw:text-style-name="P6" draw:layer="layout" draw:type="curve" svg:x1="13.15cm" svg:y1="5.4cm" svg:x2="16.3cm" svg:y2="4.25cm" draw:start-shape="id23" draw:start-glue-point="4" draw:end-shape="id24" svg:d="M13150 5400c0-767 1050-1150 3150-1150" svg:viewBox="0 0 3151 1151">
          <text:p/>
        </draw:connector>
        <draw:frame draw:style-name="gr13" draw:text-style-name="P7" draw:layer="layout" svg:width="0.777cm" svg:height="0.822cm" svg:x="14.123cm" svg:y="4.2cm">
          <draw:text-box>
            <text:p><text:span text:style-name="T3">φ</text:span></text:p>
          </draw:text-box>
        </draw:frame>
        <draw:frame draw:style-name="gr14" draw:text-style-name="P8" draw:layer="layout" svg:width="1.095cm" svg:height="0.822cm" svg:x="12.123cm" svg:y="6.1cm">
          <draw:text-box>
            <text:p><text:span text:style-name="T4">t</text:span><text:span text:style-name="T5">send</text:span></text:p>
          </draw:text-box>
        </draw:frame>
        <draw:frame draw:style-name="gr15" draw:text-style-name="P8" draw:layer="layout" svg:width="0.964cm" svg:height="0.822cm" svg:x="12.023cm" svg:y="4.9cm">
          <draw:text-box>
            <text:p><text:span text:style-name="T4">t</text:span><text:span text:style-name="T5">ack</text:span></text:p>
          </draw:text-box>
        </draw:frame>
        <draw:frame draw:style-name="gr14" draw:text-style-name="P8" draw:layer="layout" svg:width="1.095cm" svg:height="0.822cm" svg:x="16.405cm" svg:y="4.478cm">
          <draw:text-box>
            <text:p><text:span text:style-name="T4">t</text:span><text:span text:style-name="T5">send</text:span></text:p>
          </draw:text-box>
        </draw:frame>
        <draw:frame draw:style-name="gr15" draw:text-style-name="P8" draw:layer="layout" svg:width="0.964cm" svg:height="0.822cm" svg:x="15.6cm" svg:y="3.5cm">
          <draw:text-box>
            <text:p><text:span text:style-name="T4">t</text:span><text:span text:style-name="T5">ack</text:span></text:p>
          </draw:text-box>
        </draw:frame>
        <draw:line draw:style-name="gr12" draw:text-style-name="P6" draw:layer="layout" svg:x1="14.8cm" svg:y1="8.4cm" svg:x2="17cm" svg:y2="8.4cm">
          <text:p/>
        </draw:line>
        <draw:frame draw:style-name="gr16" draw:text-style-name="P7" draw:layer="layout" svg:width="3.364cm" svg:height="0.721cm" svg:x="16.886cm" svg:y="8.101cm">
          <draw:text-box>
            <text:p><text:span text:style-name="T3">Hop to hop ack</text:span></text:p>
          </draw:text-box>
        </draw:frame>
        <draw:frame draw:style-name="gr14" draw:text-style-name="P8" draw:layer="layout" svg:width="1.095cm" svg:height="0.822cm" svg:x="14.724cm" svg:y="8.8cm">
          <draw:text-box>
            <text:p><text:span text:style-name="T4">t</text:span><text:span text:style-name="T5">send</text:span></text:p>
          </draw:text-box>
        </draw:frame>
        <draw:frame draw:style-name="gr17" draw:text-style-name="P7" draw:layer="layout" svg:width="3.571cm" svg:height="0.721cm" svg:x="16.886cm" svg:y="8.802cm">
          <draw:text-box>
            <text:p><text:span text:style-name="T3">Forwarding date</text:span></text:p>
          </draw:text-box>
        </draw:frame>
        <draw:frame draw:style-name="gr15" draw:text-style-name="P8" draw:layer="layout" svg:width="0.964cm" svg:height="0.822cm" svg:x="14.725cm" svg:y="9.4cm">
          <draw:text-box>
            <text:p><text:span text:style-name="T4">t</text:span><text:span text:style-name="T5">ack</text:span></text:p>
          </draw:text-box>
        </draw:frame>
        <draw:frame draw:style-name="gr18" draw:text-style-name="P7" draw:layer="layout" svg:width="4.024cm" svg:height="0.721cm" svg:x="16.887cm" svg:y="9.402cm">
          <draw:text-box>
            <text:p><text:span text:style-name="T3">Ack reception date</text:span></text:p>
          </draw:text-box>
        </draw:frame>
        <draw:frame draw:style-name="gr19" draw:text-style-name="P9" draw:layer="layout" svg:width="1.231cm" svg:height="0.747cm" svg:x="18.1cm" svg:y="3.7cm">
          <draw:text-box>
            <text:p><text:span text:style-name="T6">hop</text:span><text:span text:style-name="T7">1</text:span></text:p>
          </draw:text-box>
        </draw:frame>
        <draw:frame draw:style-name="gr19" draw:text-style-name="P9" draw:layer="layout" svg:width="1.231cm" svg:height="0.747cm" svg:x="12.401cm" svg:y="7.001cm">
          <draw:text-box>
            <text:p><text:span text:style-name="T6">hop</text:span><text:span text:style-name="T7">2</text:span></text:p>
          </draw:text-box>
        </draw:frame>
        <draw:frame draw:style-name="gr19" draw:text-style-name="P9" draw:layer="layout" svg:width="1.231cm" svg:height="0.747cm" svg:x="8.702cm" svg:y="7.302cm">
          <draw:text-box>
            <text:p><text:span text:style-name="T6">hop</text:span><text:span text:style-name="T7">3</text:span></text:p>
          </draw:text-box>
        </draw:frame>
        <draw:frame draw:style-name="gr19" draw:text-style-name="P9" draw:layer="layout" svg:width="1.231cm" svg:height="0.747cm" svg:x="5.303cm" svg:y="8.203cm">
          <draw:text-box>
            <text:p><text:span text:style-name="T6">hop</text:span><text:span text:style-name="T7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15:56:40.035288961</meta:creation-date>
    <dc:date>2017-05-16T16:28:50.368510935</dc:date>
    <meta:editing-duration>PT1H14M15S</meta:editing-duration>
    <meta:editing-cycles>8</meta:editing-cycles>
    <meta:generator>LibreOffice/5.3.2.2$Linux_X86_64 LibreOffice_project/30m0$Build-2</meta:generator>
    <meta:document-statistic meta:object-count="180"/>
  </office:meta>
</office:document-meta>
</file>